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0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15" style:family="table-cell" style:parent-style-name="Default" style:data-style-name="N81"/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álculo de circuito resonante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4*pi E-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=</text:p>
          </table:table-cell>
          <table:table-cell table:style-name="ce4" table:formula="of:=20000000" office:value-type="float" office:value="20000000" calcext:value-type="float">
            <text:p>20E+06</text:p>
          </table:table-cell>
          <table:table-cell/>
          <table:table-cell office:value-type="string" calcext:value-type="string">
            <text:p>Mu_{0}=</text:p>
          </table:table-cell>
          <table:table-cell table:formula="of:=4*PI()*0.0000001" office:value-type="float" office:value="0.00000125663706143592" calcext:value-type="float">
            <text:p>1.25663706143592E-0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style-name="ce5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 [cm]</text:p>
          </table:table-cell>
          <table:table-cell table:style-name="ce2" office:value-type="string" calcext:value-type="string">
            <text:p>l [cm]</text:p>
          </table:table-cell>
          <table:table-cell table:style-name="ce2" office:value-type="string" calcext:value-type="string">
            <text:p>l/D</text:p>
          </table:table-cell>
          <table:table-cell table:style-name="ce2" office:value-type="string" calcext:value-type="string">
            <text:p>K (por tabla)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s [esp/cm]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p</text:p>
          </table:table-cell>
        </table:table-row>
        <table:table-row table:style-name="ro1">
          <table:table-cell office:value-type="string" calcext:value-type="string">
            <text:p>Determino L</text:p>
          </table:table-cell>
          <table:table-cell table:style-name="ce3" table:formula="of:=1/((2*PI()*[.C4])^2)" office:value-type="float" office:value="6.33257397764611E-017" calcext:value-type="float">
            <text:p>63E-18</text:p>
          </table:table-cell>
          <table:table-cell table:style-name="ce3" table:formula="of:=0.0000000001" office:value-type="float" office:value="0.0000000001" calcext:value-type="float">
            <text:p>100E-12</text:p>
          </table:table-cell>
          <table:table-cell table:style-name="ce3" table:formula="of:=[.B9]/[.C9]" office:value-type="float" office:value="0.00000063325739776461" calcext:value-type="float">
            <text:p>633E-0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.5" calcext:value-type="float">
            <text:p>4.5</text:p>
          </table:table-cell>
          <table:table-cell table:style-name="ce2" table:formula="of:=[.F9]/[.E9]" office:value-type="float" office:value="1.5" calcext:value-type="float">
            <text:p>1.5</text:p>
          </table:table-cell>
          <table:table-cell table:style-name="ce2" table:formula="of:=10" office:value-type="float" office:value="10" calcext:value-type="float">
            <text:p>10</text:p>
          </table:table-cell>
          <table:table-cell table:style-name="ce9" table:formula="of:=0.0025" office:value-type="float" office:value="0.0025" calcext:value-type="float">
            <text:p>2.5E-03</text:p>
          </table:table-cell>
          <table:table-cell table:style-name="ce2" table:formula="of:=[.F9]*[.K9]" office:value-type="float" office:value="12.7659574468085" calcext:value-type="float">
            <text:p>12.7659574468085</text:p>
          </table:table-cell>
          <table:table-cell table:style-name="ce2" table:formula="of:=1/(1.41*0.25)" office:value-type="float" office:value="2.83687943262411" calcext:value-type="float">
            <text:p>2.8368794326241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por fórmula Kn</text:p>
          </table:table-cell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style-name="ce3" table:formula="of:=[.B10]/[.D10]" office:value-type="float" office:value="0.00000000000133148447" calcext:value-type="float">
            <text:p>1E-12</text:p>
          </table:table-cell>
          <table:table-cell table:style-name="ce3" table:formula="of:=[.F4]*[.H10]*[.J10]*([.E10]/2*[.F10])" office:value-type="float" office:value="0.0000475602543141154" calcext:value-type="float">
            <text:p>48E-06</text:p>
          </table:table-cell>
          <table:table-cell table:style-name="ce2" table:formula="of:=1.8+0.25" office:value-type="float" office:value="2.05" calcext:value-type="float">
            <text:p>2.05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formula="of:=[.F10]/[.E10]" office:value-type="float" office:value="1.95121951219512" calcext:value-type="float">
            <text:p>1.95121951219512</text:p>
          </table:table-cell>
          <table:table-cell table:style-name="ce2" table:formula="of:=1/(1+0.45*(1/[.G10])-0.01*(1/[.G10])^3)" office:value-type="float" office:value="0.813485052744417" calcext:value-type="float">
            <text:p>0.813485052744417</text:p>
          </table:table-cell>
          <table:table-cell table:style-name="ce9" table:formula="of:=0.0025" office:value-type="float" office:value="0.0025" calcext:value-type="float">
            <text:p>2.5E-03</text:p>
          </table:table-cell>
          <table:table-cell table:style-name="ce2" table:formula="of:=[.F10]*[.K10]" office:value-type="float" office:value="11.3475177304965" calcext:value-type="float">
            <text:p>11.3475177304965</text:p>
          </table:table-cell>
          <table:table-cell table:style-name="ce2" table:formula="of:=1/(1.41*0.25)" office:value-type="float" office:value="2.83687943262411" calcext:value-type="float">
            <text:p>2.8368794326241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Determino L</text:p>
          </table:table-cell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style-name="ce3" table:formula="of:=[.B11]/[.D11]" office:value-type="float" office:value="3.88300526304684E-018" calcext:value-type="float">
            <text:p>4E-18</text:p>
          </table:table-cell>
          <table:table-cell table:formula="of:=[.H11]*([.E11]^3)*([.K11]^2)*0.01" office:value-type="float" office:value="16.3084352161737" calcext:value-type="float">
            <text:p>16.3084352161737</text:p>
          </table:table-cell>
          <table:table-cell table:style-name="ce16" table:formula="of:=2.3+0.25" office:value-type="float" office:value="2.55" calcext:value-type="float">
            <text:p>2.55</text:p>
          </table:table-cell>
          <table:table-cell table:style-name="ce7" office:value-type="float" office:value="4.5" calcext:value-type="float">
            <text:p>4.5</text:p>
          </table:table-cell>
          <table:table-cell table:style-name="ce2" table:formula="of:=[.F11]/[.E11]" office:value-type="float" office:value="1.76470588235294" calcext:value-type="float">
            <text:p>1.76470588235294</text:p>
          </table:table-cell>
          <table:table-cell table:style-name="ce2" office:value-type="float" office:value="9" calcext:value-type="float">
            <text:p>9</text:p>
          </table:table-cell>
          <table:table-cell table:style-name="ce9" table:formula="of:=0.0025" office:value-type="float" office:value="0.0025" calcext:value-type="float">
            <text:p>2.5E-03</text:p>
          </table:table-cell>
          <table:table-cell table:style-name="ce2" table:formula="of:=[.F11]/[.K11]" office:value-type="float" office:value="1.36125" calcext:value-type="float">
            <text:p>1.36125</text:p>
          </table:table-cell>
          <table:table-cell table:style-name="ce2" table:formula="of:=1/(1.21*0.25)" office:value-type="float" office:value="3.30578512396694" calcext:value-type="float">
            <text:p>3.3057851239669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evisar l/D</text:p>
          </table:table-cell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style-name="ce3" table:formula="of:=0.0000000001" office:value-type="float" office:value="0.0000000001" calcext:value-type="float">
            <text:p>100E-12</text:p>
          </table:table-cell>
          <table:table-cell table:style-name="ce3" table:formula="of:=([.E12]*(PI()^2)*([.J12]^2))/[.F12]" office:value-type="float" office:value="530.588661731518" calcext:value-type="float">
            <text:p>531E+00</text:p>
          </table:table-cell>
          <table:table-cell table:style-name="ce2" office:value-type="float" office:value="1.67" calcext:value-type="float">
            <text:p>1.67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formula="of:=[.F12]/[.E12]" office:value-type="float" office:value="2.39520958083832" calcext:value-type="float">
            <text:p>2.39520958083832</text:p>
          </table:table-cell>
          <table:table-cell table:style-name="ce2" table:formula="of:=10" office:value-type="float" office:value="10" calcext:value-type="float">
            <text:p>10</text:p>
          </table:table-cell>
          <table:table-cell table:style-name="ce9" table:formula="of:=0.0025" office:value-type="float" office:value="0.0025" calcext:value-type="float">
            <text:p>2.5E-03</text:p>
          </table:table-cell>
          <table:table-cell table:style-name="ce2" table:formula="of:=[.F12]*[.K12]" office:value-type="float" office:value="11.3475177304965" calcext:value-type="float">
            <text:p>11.3475177304965</text:p>
          </table:table-cell>
          <table:table-cell table:style-name="ce2" table:formula="of:=1/(1.41*0.25)" office:value-type="float" office:value="2.83687943262411" calcext:value-type="float">
            <text:p>2.83687943262411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2772in" svg:y="1.5429in" draw:caption-point-x="-0.2402in" draw:caption-point-y="0.5945in">
              <dc:date>2024-03-13T00:00:00</dc:date>
              <text:p text:style-name="P1"><text:span text:style-name="T1">Mejor método</text:span></text:p>
            </office:annotation>
            <text:p>método inch</text:p>
          </table:table-cell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style-name="ce3" table:formula="of:=[.B13]/(0.00000053)" office:value-type="float" office:value="0.00000000011948252788" calcext:value-type="float">
            <text:p>119E-12</text:p>
          </table:table-cell>
          <table:table-cell table:style-name="ce8" table:formula="of:=(([.E13]^2)*([.J13]^2))/(18*[.E13]+40*[.F13])" office:value-type="float" office:value="0.553163707667039" calcext:value-type="float">
            <office:annotation draw:style-name="gr1" draw:text-style-name="P2" svg:width="1.1413in" svg:height="0.7083in" svg:x="4.1264in" svg:y="1.5429in" draw:caption-point-x="-0.2402in" draw:caption-point-y="0.5945in">
              <dc:date>2024-03-13T00:00:00</dc:date>
              <text:p text:style-name="P1"><text:span text:style-name="T1">Unidad uHy</text:span></text:p>
            </office:annotation>
            <text:p>0.553163707667039</text:p>
          </table:table-cell>
          <table:table-cell table:style-name="ce2" table:formula="of:=0.7598425" office:value-type="float" office:value="0.7598425" calcext:value-type="float">
            <office:annotation draw:style-name="gr1" draw:text-style-name="P2" svg:width="1.1413in" svg:height="0.7083in" svg:x="5.2161in" svg:y="1.5429in" draw:caption-point-x="-0.2402in" draw:caption-point-y="0.5945in">
              <dc:date>2024-04-02T00:00:00</dc:date>
              <text:p text:style-name="P1"><text:span text:style-name="T1">En pulgadas</text:span><text:span text:style-name="T1"><text:line-break/></text:span><text:span text:style-name="T1">eq 1.93 cm</text:span></text:p>
            </office:annotation>
            <text:p>0.7598425</text:p>
          </table:table-cell>
          <table:table-cell table:style-name="ce7" office:value-type="float" office:value="1.77165" calcext:value-type="float">
            <office:annotation draw:style-name="gr1" draw:text-style-name="P2" svg:width="1.1413in" svg:height="0.7083in" svg:x="6.1051in" svg:y="1.5429in" draw:caption-point-x="-0.2402in" draw:caption-point-y="0.5945in">
              <dc:date>2024-04-02T00:00:00</dc:date>
              <text:p text:style-name="P1"><text:span text:style-name="T1">En pulgadas</text:span><text:span text:style-name="T1"><text:line-break/></text:span><text:span text:style-name="T1">eq 4.5cm</text:span></text:p>
            </office:annotation>
            <text:p>1.77165</text:p>
          </table:table-cell>
          <table:table-cell table:style-name="ce2" table:formula="of:=[.F13]/[.E13]" office:value-type="float" office:value="2.33160161480833" calcext:value-type="float">
            <text:p>2.33160161480833</text:p>
          </table:table-cell>
          <table:table-cell table:style-name="ce2" office:value-type="string" calcext:value-type="string">
            <text:p>-</text:p>
          </table:table-cell>
          <table:table-cell table:style-name="ce9" table:formula="of:=0.0025" office:value-type="float" office:value="0.0025" calcext:value-type="float">
            <text:p>2.5E-0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1/(1.6*0.25)" office:value-type="float" office:value="2.5" calcext:value-type="float">
            <text:p>2.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/>
          <table:table-cell table:style-name="ce8" table:formula="of:=(([.E14]^2)*([.J14]^2))/(18*[.E14]+40*[.F14])" office:value-type="float" office:value="6.64888888888889" calcext:value-type="float">
            <text:p>6.64888888888889</text:p>
          </table:table-cell>
          <table:table-cell table:style-name="ce1" table:formula="of:=1.67+0.2" office:value-type="float" office:value="1.87" calcext:value-type="float">
            <text:p>1.87</text:p>
          </table:table-cell>
          <table:table-cell table:number-columns-repeated="3"/>
          <table:table-cell table:style-name="ce9" table:formula="of:=0.002" office:value-type="float" office:value="0.002" calcext:value-type="float">
            <text:p>2.0E-0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formula="of:=[.B15]/[.D15]" office:value-type="float" office:value="0.000000000206272768" calcext:value-type="float">
            <text:p>2.06272768001502E-10</text:p>
          </table:table-cell>
          <table:table-cell table:formula="of:=0.000000307" office:value-type="float" office:value="0.000000307" calcext:value-type="float">
            <text:p>0.000000307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1/((2*PI()*[.$C$4])^2)" office:value-type="float" office:value="6.33257397764611E-017" calcext:value-type="float">
            <text:p>63E-18</text:p>
          </table:table-cell>
          <table:table-cell table:formula="of:=[.B16]/[.D16]" office:value-type="float" office:value="0.00000000021988104089" calcext:value-type="float">
            <text:p>2.1988104089049E-10</text:p>
          </table:table-cell>
          <table:table-cell table:style-name="ce15" office:value-type="float" office:value="0.000000288" calcext:value-type="float">
            <text:p>2.88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/l param dc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nsideracion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t=</text:p>
          </table:table-cell>
          <table:table-cell office:value-type="string" calcext:value-type="string">
            <text:p>300 y 80pF</text:p>
          </table:table-cell>
          <table:table-cell/>
          <table:table-cell office:value-type="string" calcext:value-type="string">
            <text:p>Rp orden de 30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00 y 800 nHy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s valores de diseño no tienen que tener variación mayor a 2% con resp a valores comerciale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2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1">
      <number:scientific-number number:decimal-places="1" number:min-decimal-places="1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6T17:26:55.104924233</dc:date>
    <meta:editing-duration>PT14H45M33S</meta:editing-duration>
    <meta:editing-cycles>109</meta:editing-cycles>
    <meta:document-statistic meta:table-count="1" meta:cell-count="91" meta:object-count="0"/>
  </office:meta>
</office:document-meta>
</file>